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name-complex="Calibri1" style:font-size-complex="12pt"/>
    </style:style>
    <style:style style:name="P3" style:family="paragraph" style:parent-style-name="Standard">
      <style:paragraph-properties fo:margin-top="0in" fo:margin-bottom="0in" loext:contextual-spacing="false" fo:line-height="100%"/>
      <style:text-properties fo:color="#000000" fo:font-size="12pt" style:font-name-asian="Times New Roman" style:font-size-asian="12pt" style:font-name-complex="Calibri1" style:font-size-complex="12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fo:font-size="12pt" style:font-size-asian="12pt" style:font-name-complex="Calibri1" style:font-size-complex="12pt"/>
    </style:style>
    <style:style style:name="P6" style:family="paragraph" style:parent-style-name="Standard">
      <style:paragraph-properties fo:margin-left="0.5in" fo:margin-right="0in" fo:margin-top="0in" fo:margin-bottom="0in" loext:contextual-spacing="false" fo:line-height="100%" fo:text-indent="0.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25in" fo:margin-right="0in" fo:text-indent="0in" style:auto-text-indent="false"/>
    </style:style>
    <style:style style:name="P9" style:family="paragraph" style:parent-style-name="Heading_20_1">
      <style:text-properties fo:color="#00000a" style:font-name="Calibri" fo:font-size="12pt" fo:font-weight="bold" style:font-size-asian="12pt" style:font-weight-asian="bold" style:font-name-complex="Calibri1" style:font-size-complex="12pt"/>
    </style:style>
    <style:style style:name="P10" style:family="paragraph" style:parent-style-name="Heading_20_1">
      <style:text-properties style:font-name="Calibri" fo:font-size="12pt" style:font-size-asian="12pt" style:font-name-complex="Calibri1" style:font-size-complex="12pt"/>
    </style:style>
    <style:style style:name="P11" style:family="paragraph" style:parent-style-name="List_20_Paragraph">
      <style:paragraph-properties fo:margin-top="0in" fo:margin-bottom="0in" loext:contextual-spacing="false" fo:line-height="100%"/>
    </style:style>
    <style:style style:name="P12" style:family="paragraph" style:parent-style-name="List_20_Paragraph" style:list-style-name="WWNum9">
      <style:paragraph-properties fo:margin-top="0in" fo:margin-bottom="0in" loext:contextual-spacing="false" fo:line-height="100%"/>
    </style:style>
    <style:style style:name="P13" style:family="paragraph" style:parent-style-name="List_20_Paragraph" style:list-style-name="WWNum8">
      <style:paragraph-properties fo:margin-top="0in" fo:margin-bottom="0in" loext:contextual-spacing="false" fo:line-height="100%"/>
    </style:style>
    <style:style style:name="P14" style:family="paragraph" style:parent-style-name="List_20_Paragraph">
      <style:paragraph-properties fo:margin-top="0in" fo:margin-bottom="0in" loext:contextual-spacing="false" fo:line-height="100%"/>
      <style:text-properties fo:color="#000000" fo:font-size="12pt" style:font-name-asian="Times New Roman" style:font-size-asian="12pt" style:font-name-complex="Calibri1" style:font-size-complex="12pt"/>
    </style:style>
    <style:style style:name="P15" style:family="paragraph" style:parent-style-name="Title">
      <style:paragraph-properties fo:text-align="center" style:justify-single-word="false"/>
    </style:style>
    <style:style style:name="P16" style:family="paragraph" style:parent-style-name="Title" style:master-page-name="Standard">
      <style:paragraph-properties fo:text-align="center" style:justify-single-word="false" style:page-number="auto"/>
      <style:text-properties style:font-name="Calibri" fo:font-size="12pt" fo:font-weight="bold" style:font-size-asian="12pt" style:font-weight-asian="bold" style:font-name-complex="Calibri1" style:font-size-complex="12pt"/>
    </style:style>
    <style:style style:name="T1" style:family="text">
      <style:text-properties style:font-name="Calibri" fo:font-size="12pt" fo:font-weight="bold" style:font-size-asian="12pt" style:font-weight-asian="bold" style:font-name-complex="Calibri1" style:font-size-complex="12pt"/>
    </style:style>
    <style:style style:name="T2" style:family="text">
      <style:text-properties style:font-name="Calibri" fo:font-size="12pt" style:font-size-asian="12pt" style:font-name-complex="Calibri1" style:font-size-complex="12pt"/>
    </style:style>
    <style:style style:name="T3" style:family="text">
      <style:text-properties fo:font-size="12pt" style:font-size-asian="12pt" style:font-name-complex="Calibri1" style:font-size-complex="12pt"/>
    </style:style>
    <style:style style:name="T4" style:family="text">
      <style:text-properties fo:color="#000000" fo:font-size="12pt" style:font-name-asian="Times New Roman" style:font-size-asian="12pt" style:font-name-complex="Calibri1" style:font-size-complex="12pt"/>
    </style:style>
    <style:style style:name="T5" style:family="text">
      <style:text-properties fo:color="#000000" fo:font-size="12pt" fo:font-weight="bold" style:font-name-asian="Times New Roman" style:font-size-asian="12pt" style:font-weight-asian="bold" style:font-name-complex="Calibri1" style:font-size-complex="12pt"/>
    </style:style>
    <style:style style:name="T6" style:family="text">
      <style:text-properties fo:color="#00000a" style:font-name="Calibri" fo:font-size="12pt" fo:font-weight="bold" style:font-size-asian="12pt" style:font-weight-asian="bold"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5"><text:span text:style-name="T1">NOTES FOR INSTALLING, EXECUTING DISSCO, USING THE CMOD PARALLELIZED VERSION, ON THE COMET SUPERCOMPUTER</text:span></text:p>
      <text:p text:style-name="P15"><text:span text:style-name="T2">Paul Rodriguez</text:span></text:p>
      <text:p text:style-name="P1"><text:span text:style-name="T3">9/1/2018</text:span></text:p>
      <text:p text:style-name="P2"/>
      <text:p text:style-name="Standard"><text:span text:style-name="T3">Introduction:</text:span></text:p>
      <text:p text:style-name="Standard"><text:span text:style-name="T3">This document describes steps to install and run DISSCO on the HPC resource Comet at SDSC. <text:s text:c="2"/>DISSCO consists of several modules, each consisting of C++ libraries. <text:s/>‘cmod’ is the main module that is executed. <text:s/>‘muparser’ and ‘xerces’ are 2 outside packages used in ‘cmod’. <text:s text:c="2"/>This document does not describe DISSCO (see DISSCO website), but only the changes made and instructions for executing the parallelized version, in a directory called ‘DISSCO_PARALLEL_V3’ (on 08/31/18)</text:span><text:bookmark text:name="_GoBack"/><text:span text:style-name="T3">.</text:span></text:p>
      <text:p text:style-name="P3"/>
      <text:p text:style-name="P4"><text:span text:style-name="T4">DISSCO Quick Overview:</text:span></text:p>
      <text:p text:style-name="P3"/>
      <text:p text:style-name="P4"><text:span text:style-name="T4">Dissco program is a hybrid parallel implementation using pthread within a node and file-triggers across nodes as follows. <text:s/>The CMOD parallel version executes on multiple nodes by ‘packing’ the ‘cmod’ execution onto 1 core on each node <text:s/>(where each node has many CPU cores). <text:s/>Each execution only processes every nth sound (for n nodes), and the sounds are generated in parallel using 22 cores (leaving 1 core for the main thread, aka rank 0, and 1 core to hold and gather the rendered sounds).    After all sounds are processed the rank 0 node will gather and compose the final score from among all other nodes.</text:span></text:p>
      <text:h text:style-name="P9" text:outline-level="1"/>
      <text:h text:style-name="Heading_20_1" text:outline-level="1"><text:span text:style-name="T6">COMPILING cmod:</text:span></text:h>
      <text:p text:style-name="P2"/>
      <text:p text:style-name="P3"/>
      <text:list xml:id="list8670038682621084515" text:style-name="WWNum9">
        <text:list-item>
          <text:p text:style-name="P12"><text:span text:style-name="T4">Steps from within the DISSCO_V3_beta directory:</text:span></text:p>
        </text:list-item>
      </text:list>
      <text:p text:style-name="P3"/>
      <text:p text:style-name="P4"><text:span text:style-name="T4">DO NOT RUN premake <text:s/>(which will wipe out some files)</text:span></text:p>
      <text:p text:style-name="P3"/>
      <text:p text:style-name="P4"><text:span text:style-name="T4">There is a compiler variable that sets up compilation for ‘packing’ execution, doPack=1, this will likely not need to be changed.</text:span></text:p>
      <text:p text:style-name="P3"/>
      <text:list xml:id="list135335421869482" text:continue-numbering="true" text:style-name="WWNum9">
        <text:list-item>
          <text:p text:style-name="P12"><text:span text:style-name="T4">Execute 'make'  from Unix prompt.</text:span></text:p>
        </text:list-item>
      </text:list>
      <text:p text:style-name="P3"/>
      <text:p text:style-name="P4"><text:soft-page-break/><text:span text:style-name="T4">(Note, the LASSIE module may not compile because it is a gui program that needs different libraries than typically used on Comet.)</text:span></text:p>
      <text:h text:style-name="P9" text:outline-level="1"/>
      <text:h text:style-name="Heading_20_1" text:outline-level="1"><text:span text:style-name="T6">EXECUTION</text:span></text:h>
      <text:p text:style-name="P2"/>
      <text:p text:style-name="Standard"><text:span text:style-name="T3">1 Starting with a DISSCO script, copy the script to Comet using Winscp for example, or scp into its own directory. <text:s/></text:span></text:p>
      <text:p text:style-name="P2"/>
      <text:p text:style-name="Standard"><text:span text:style-name="T3">2 Set up the randseed2use.txt file in the script directory:</text:span></text:p>
      <text:p text:style-name="Standard"><text:span text:style-name="T3">CMOD will read 1 integer from a file called ‘randseed2use.txt’ in the script directory. <text:s/>(Formerly, the user would enter a random seed, but that is not appropriate for Comet batch execution). <text:s/>To set up this file use Winscp to edit a file already there, or Unix command: <text:s/>&gt; echo ‘1’ randseed2use.txt. <text:s text:c="2"/></text:span></text:p>
      <text:p text:style-name="P4"><text:span text:style-name="T4">3 Copy or move randseed2use.txt to script directory, eg, for the FIGER8 script, ie <text:s text:c="3"/>DISSCO_V3/FIGER8/randseed2use.txt</text:span></text:p>
      <text:p text:style-name="P3"/>
      <text:p text:style-name="P4"><text:span text:style-name="T5">Interactive execution: <text:s/></text:span></text:p>
      <text:p text:style-name="P3"/>
      <text:p text:style-name="P4"><text:span text:style-name="T4">First, you need to get an interactive session on a compute node,</text:span></text:p>
      <text:p text:style-name="P3"/>
      <text:p text:style-name="P4"><text:span text:style-name="T4">from the DISSCO directory try:</text:span></text:p>
      <text:p text:style-name="P3"/>
      <text:p text:style-name="P4"><text:span text:style-name="T4">&gt; sh GetInteractiveNode.sh   </text:span></text:p>
      <text:p text:style-name="P3"/>
      <text:p text:style-name="P4"><text:span text:style-name="T4">after you get connected to a compute node, to run do:</text:span></text:p>
      <text:p text:style-name="P3"/>
      <text:p text:style-name="P4"><text:span text:style-name="T4">&gt; source Exportthis.sh</text:span></text:p>
      <text:p text:style-name="P4"><text:span text:style-name="T4">&gt; ./cmod FIGER8/FIGER8.dissco &gt; My-job-output.txt </text:span></text:p>
      <text:p text:style-name="P3"/>
      <text:p text:style-name="P3"/>
      <text:p text:style-name="P4"><text:span text:style-name="T5">Batch execution:</text:span></text:p>
      <text:p text:style-name="P3"/>
      <text:p text:style-name="P4"><text:span text:style-name="T4">Parallel CMOD can be run in batch.  Batch jobs are submitted by a 'slurm' batch script. <text:s/></text:span></text:p>
      <text:p text:style-name="P3"/>
      <text:p text:style-name="P4"><text:span text:style-name="T4">There is a script called RuncmodPack to run the parallel version.</text:span></text:p>
      <text:p text:style-name="P4"><text:span text:style-name="T4"><text:s/></text:span></text:p>
      <text:list xml:id="list3774323235640705330" text:style-name="WWNum8">
        <text:list-item>
          <text:p text:style-name="P13"><text:span text:style-name="T4">You can edit the RuncmodPack slurm batch script using 'vi' or something like Winscp editor, and any secure ftp utility to copy the file to a local machine, edit it there, and copy it back.</text:span></text:p>
        </text:list-item>
      </text:list>
      <text:p text:style-name="P14"><text:soft-page-break/></text:p>
      <text:p text:style-name="P11"><text:span text:style-name="T4">Likely, you will want to try changing the number of nodes and time requested, for example. <text:s/>To run different DISSCO projects, change the project name and folder in the execution command. <text:s text:c="2"/>Depending on the script, 4-12 nodes seem to be a good range.</text:span></text:p>
      <text:p text:style-name="P3"/>
      <text:list xml:id="list135334896317608" text:continue-numbering="true" text:style-name="WWNum8">
        <text:list-item>
          <text:p text:style-name="P13"><text:span text:style-name="T4">As described above, there is a file called 'randseed2use.txt' and it MUST be located in the same directory as the dissco script (ie FIGER8/randseed2use.txt ). <text:s/>This can be set up in the batch script with a Unix command (see commented lines in RuncmodPack)</text:span></text:p>
        </text:list-item>
      </text:list>
      <text:p text:style-name="P14"/>
      <text:list xml:id="list135333630988204" text:continue-numbering="true" text:style-name="WWNum8">
        <text:list-item>
          <text:p text:style-name="P13"><text:span text:style-name="T4">The slurm script executes the CMOD program and pipes the standard error and console output to a text file (i.e. <text:s text:c="3"/>./cmod FIGER8/Figer8.dissco &gt; <text:s/>My-standard-output.txt), <text:s/>you should probably change that text file to something descriptive in case you want to review the output messages.</text:span></text:p>
        </text:list-item>
      </text:list>
      <text:p text:style-name="P3"/>
      <text:p text:style-name="P3"/>
      <text:p text:style-name="P4"><text:span text:style-name="T4">Sound File output</text:span></text:p>
      <text:p text:style-name="P3"/>
      <text:p text:style-name="P4"><text:span text:style-name="T4">For parallel jobs the final score output file is named:   project-rank-size-count.aiff, where ‘project’ is the project name (ie FIGER8), ‘count’ is the n-th execution of the project (as determined by checking if previous file names exist), and where ‘rank’ is the rank-id of the process that produced  the file, and ‘size’ is the number of nodes used.  It is import to note that every compute node will produce an ‘aiff’ output file, but only the rank 0 aiff file will have the final composite across all nodes.</text:span></text:p>
      <text:p text:style-name="P3"/>
      <text:p text:style-name="P3"/>
      <text:p text:style-name="P3"/>
      <text:h text:style-name="Heading_20_1" text:outline-level="1"><text:span text:style-name="T6">PROGRAMMING NOTES</text:span></text:h>
      <text:p text:style-name="P3"/>
      <text:p text:style-name="P3"/>
      <text:p text:style-name="P4"><text:span text:style-name="T4">Here's a high level outline of the coding changes for the MPI implementation, using the source code in CMOD/src <text:s/>and LASS/src.</text:span></text:p>
      <text:p text:style-name="P3"/>
      <text:p text:style-name="P4"><text:span text:style-name="T4">1.</text:span></text:p>
      <text:p text:style-name="P4"><text:span text:style-name="T4">every node:</text:span></text:p>
      <text:p text:style-name="P4"><text:span text:style-name="T4"> starts CMOD</text:span></text:p>
      <text:p text:style-name="P4"><text:span text:style-name="T4"> gets their rank</text:span></text:p>
      <text:p text:style-name="P4"><text:span text:style-name="T4"> uses the same random seed</text:span></text:p>
      <text:p text:style-name="P4"><text:span text:style-name="T4"> reads the same script and creates all the same sound parameters</text:span></text:p>
      <text:p text:style-name="P4"><text:span text:style-name="T4"> uses their own lib.temp (envelope file)</text:span></text:p>
      <text:p text:style-name="P4"><text:span text:style-name="T4"> launches a score object (in Utilties.cpp)</text:span></text:p>
      <text:p text:style-name="P4"><text:soft-page-break/><text:span text:style-name="T4"> uses their rank (in Bottom.cpp) to only add every n-th sound to the sound-queue that the score object uses</text:span></text:p>
      <text:p text:style-name="P4"><text:span text:style-name="T4"> after all sounds are rendered and the score object finishes, all ranks write out their score parts, and rank 0 (master node) will put together final composition</text:span></text:p>
      <text:p text:style-name="P4"><text:span text:style-name="T4">   2 - the score object:</text:span></text:p>
      <text:p text:style-name="P4"><text:span text:style-name="T4">           launches pthreads to render sounds</text:span></text:p>
      <text:p text:style-name="P6"><text:span text:style-name="T4">where  every thread:</text:span></text:p>
      <text:p text:style-name="P4"><text:span text:style-name="T4">                   <text:tab/>uses rand_r() to get their own random numbers, seeded by time(0)</text:span></text:p>
      <text:p text:style-name="P4"><text:span text:style-name="T4">           joins all thread</text:span></text:p>
      <text:p text:style-name="P3"/>
      <text:p text:style-name="P3"/>
      <text:p text:style-name="P4"><text:span text:style-name="T4">In detail:</text:span></text:p>
      <text:p text:style-name="P3"/>
      <text:p text:style-name="P4"><text:span text:style-name="T4">After all threads are joined in the Score object, then in CMOD/src/Utilities.cpp,</text:span></text:p>
      <text:p text:style-name="P4"><text:span text:style-name="T4">each node ‘s main thread will write out the score part in temporary binary files, eg. FIGER8/Tempchanin_1.txt <text:s/>and FIGER8/Tempchanin_1_done.txt. <text:s text:c="3"/>These files can be deleted after execution (or will be deleted by the batch slurm script).</text:span></text:p>
      <text:p text:style-name="P3"/>
      <text:p text:style-name="P4"><text:span text:style-name="T4">The rank-0-node main thread will gather all files, and put together the final composition. <text:s/>In order to properly gather files from the ‘worker’ nodes, there is a file that acts as a ‘trigger’ called ‘Tempchanin_#_done.txt’ <text:s/>where ‘#’ is the node rank that produced that trigger. <text:s/>This file only holds the maximum end time of that score part, and it is only present after the sounds have been written out to a file called ‘Tempchanin_#.txt’. <text:s/>Those sounds constitute the score part for that node, which is a set of float value that comprise the wave form. <text:s/>In the rank 0 node, in the Utilities.cpp object code, those floats are repackaged into sound samples, and then into sound tracks, and into channels, into multi-track objects, and finally added to the final Score object. <text:s/>(see Utilities.cpp for details). <text:s text:c="2"/>Note, that the final Score object has a modified constructor to pass in more info than when the first Score object is created.</text:span></text:p>
      <text:p text:style-name="P3"/>
      <text:p text:style-name="P4"><text:span text:style-name="T4">Finally, each worker node writes out a sound file with their rank in the suffix, as in <text:s/>project-rank-size-count.aiff (described above). <text:s text:c="2"/></text:span></text:p>
      <text:p text:style-name="P5"/>
      <text:h text:style-name="Heading_20_1" text:outline-level="1"><text:span text:style-name="T6">INSTALLATION for other packages (this should not have to been on Comet unless needed):</text:span></text:h>
      <text:p text:style-name="Standard"/>
      <text:p text:style-name="Standard"><text:span text:style-name="T3">For muparser, do the following:</text:span></text:p>
      <text:p text:style-name="P2"/>
      <text:p text:style-name="P7"><text:soft-page-break/><text:span text:style-name="T3">1. Edit the makefile and set the 'prefix' to your directory</text:span></text:p>
      <text:p text:style-name="P7"><text:span text:style-name="T3">2. From unix prompt:</text:span></text:p>
      <text:p text:style-name="P7"><text:span text:style-name="T3">&gt; <text:s/>./configure</text:span></text:p>
      <text:p text:style-name="P7"><text:span text:style-name="T3">&gt; <text:s/>make </text:span></text:p>
      <text:p text:style-name="P7"><text:span text:style-name="T3">&gt; <text:s/>make install</text:span></text:p>
      <text:p text:style-name="P2"/>
      <text:p text:style-name="Standard"><text:span text:style-name="T3">For xerces: </text:span></text:p>
      <text:p text:style-name="P8"><text:span text:style-name="T3">From unix prompt</text:span></text:p>
      <text:p text:style-name="P8"><text:span text:style-name="T3">&gt; <text:s text:c="2"/>./configure <text:s/>--prefix <text:s/>my-directory</text:span></text:p>
      <text:p text:style-name="P8"><text:span text:style-name="T3">&gt; <text:s text:c="2"/>make install</text:span></text:p>
      <text:h text:style-name="P10" text:outline-level="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fo:text-indent="-0.25in" fo:margin-left="0.9654in"/>
        </style:list-level-properties>
        <style:text-properties fo:font-family="Calibri" style:font-family-generic="swiss"/>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4654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65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654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9654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65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65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465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65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uez, Paul</meta:initial-creator>
    <dc:creator>Rodriguez, Paul</dc:creator>
    <meta:editing-cycles>10</meta:editing-cycles>
    <meta:creation-date>2018-08-30T17:49:00</meta:creation-date>
    <dc:date>2018-08-31T18:38:00</dc:date>
    <meta:editing-duration>P1DT48M</meta:editing-duration>
    <meta:generator>LibreOffice/5.1.6.2$Linux_X86_64 LibreOffice_project/10m0$Build-2</meta:generator>
    <meta:print-date>2018-08-31T13:50:46.744407514</meta:print-date>
    <meta:document-statistic meta:table-count="0" meta:image-count="0" meta:object-count="0" meta:page-count="5" meta:paragraph-count="68" meta:word-count="1104" meta:character-count="6761" meta:non-whitespace-character-count="5600"/>
    <meta:user-defined meta:name="AppVersion">16.0000</meta:user-defined>
    <meta:user-defined meta:name="Company">SDS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